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automatic-styles>
    <style:style style:name="Tabelle2" style:family="table">
      <style:table-properties style:width="2.136cm" fo:margin-left="-0.076cm" table:align="left"/>
    </style:style>
    <style:style style:name="Tabelle2.A" style:family="table-column">
      <style:table-column-properties style:column-width="0.12cm"/>
    </style:style>
    <style:style style:name="Tabelle2.B" style:family="table-column">
      <style:table-column-properties style:column-width="2.016cm"/>
    </style:style>
    <style:style style:name="Tabelle2.B1" style:family="table-cell">
      <style:table-cell-properties style:vertical-align="bottom"/>
    </style:style>
    <style:style style:name="Tabelle1" style:family="table">
      <style:table-properties style:width="2.06cm" table:align="left"/>
    </style:style>
    <style:style style:name="Tabelle1.A" style:family="table-column">
      <style:table-column-properties style:column-width="0.041cm"/>
    </style:style>
    <style:style style:name="Tabelle1.B" style:family="table-column">
      <style:table-column-properties style:column-width="2.02cm"/>
    </style:style>
    <style:style style:name="Tabelle1.B1" style:family="table-cell">
      <style:table-cell-properties style:vertical-align="bottom"/>
    </style:style>
    <style:style style:name="P1" style:family="paragraph" style:parent-style-name="Standard">
      <style:paragraph-properties fo:line-height="150%"/>
    </style:style>
    <style:style style:name="P2" style:family="paragraph" style:parent-style-name="Standard">
      <style:paragraph-properties fo:orphans="2" fo:widows="2" fo:hyphenation-ladder-count="no-limit" style:text-autospace="none" style:vertical-align="auto"/>
      <style:text-properties fo:color="#000000" style:font-name="Arial" fo:font-size="11pt" style:letter-kerning="false" style:font-size-asian="11pt" style:font-name-complex="Arial" style:font-size-complex="11pt" style:language-complex="ar" style:country-complex="SA" fo:hyphenate="true"/>
    </style:style>
    <style:style style:name="P3" style:family="paragraph" style:parent-style-name="Standard">
      <style:paragraph-properties fo:line-height="150%" fo:text-align="start" style:justify-single-word="false"/>
      <style:text-properties fo:color="#ff0000" style:font-name="Times New Roman1" fo:font-size="12pt" fo:font-weight="normal" fo:background-color="transparent" style:font-name-asian="Times New Roman1" style:font-name-complex="Times New Roman1"/>
    </style:style>
    <style:style style:name="P4" style:family="paragraph" style:parent-style-name="Standard">
      <style:paragraph-properties fo:line-height="150%"/>
      <style:text-properties fo:font-style="italic" style:font-style-asian="italic"/>
    </style:style>
    <style:style style:name="P5" style:family="paragraph" style:parent-style-name="Standard">
      <style:paragraph-properties fo:line-height="150%"/>
      <style:text-properties fo:color="#ff00ff" fo:font-style="italic" style:font-style-asian="italic"/>
    </style:style>
    <style:style style:name="P6" style:family="paragraph" style:parent-style-name="Standard">
      <style:paragraph-properties fo:line-height="150%"/>
      <style:text-properties fo:color="#280099" fo:font-style="italic" style:font-style-asian="italic"/>
    </style:style>
    <style:style style:name="P7" style:family="paragraph" style:parent-style-name="Standard">
      <style:paragraph-properties fo:line-height="15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8" style:family="paragraph" style:parent-style-name="Text_20_body">
      <style:paragraph-properties fo:line-height="150%"/>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fo:font-weight="bold"/>
    </style:style>
    <style:style style:name="P11" style:family="paragraph" style:parent-style-name="Table_20_Contents">
      <style:paragraph-properties fo:text-align="justify" style:justify-single-word="false"/>
      <style:text-properties fo:font-weight="bold"/>
    </style:style>
    <style:style style:name="P12" style:family="paragraph" style:parent-style-name="Standard" style:master-page-name="MP0">
      <style:paragraph-properties fo:line-height="150%" style:page-number="auto" fo:break-before="page"/>
      <style:text-properties fo:font-weight="bold" style:font-weight-asian="bold" style:font-weight-complex="bold"/>
    </style:style>
    <style:style style:name="P13" style:family="paragraph" style:parent-style-name="Standard" style:list-style-name="L1">
      <style:paragraph-properties fo:line-height="150%"/>
      <style:text-properties fo:font-weight="bold" style:font-weight-asian="bold" style:font-weight-complex="bold"/>
    </style:style>
    <style:style style:name="P14" style:family="paragraph" style:parent-style-name="Standard" style:list-style-name="L2">
      <style:paragraph-properties fo:line-height="150%"/>
    </style:style>
    <style:style style:name="P15" style:family="paragraph" style:parent-style-name="Standard" style:list-style-name="L3">
      <style:paragraph-properties fo:line-height="150%"/>
      <style:text-properties fo:font-style="italic" style:font-style-asian="italic"/>
    </style:style>
    <style:style style:name="P16" style:family="paragraph" style:parent-style-name="Standard" style:list-style-name="L2">
      <style:paragraph-properties fo:margin-left="-0.072cm" fo:margin-right="0cm" fo:line-height="150%" fo:text-align="start" style:justify-single-word="false" fo:text-indent="0.025cm" style:auto-text-indent="false"/>
    </style:style>
    <style:style style:name="P17" style:family="paragraph" style:parent-style-name="Standard" style:list-style-name="L2">
      <style:paragraph-properties fo:margin-left="-0.635cm" fo:margin-right="0cm" fo:line-height="150%" fo:text-align="start" style:justify-single-word="false" fo:text-indent="0.635cm" style:auto-text-indent="false"/>
    </style:style>
    <style:style style:name="P18" style:family="paragraph" style:parent-style-name="Listenabsatz" style:list-style-name="L2">
      <style:paragraph-properties fo:margin-left="0.072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color="#ff0000"/>
    </style:style>
    <style:style style:name="T5" style:family="text">
      <style:text-properties fo:color="#ff0000" fo:font-size="12pt" fo:font-style="italic" fo:font-weight="normal" fo:background-color="transparent" style:font-size-asian="12pt" style:font-style-asian="italic" style:font-weight-asian="normal" style:font-size-complex="12pt"/>
    </style:style>
    <style:style style:name="T6" style:family="text">
      <style:text-properties fo:color="#ff0000" fo:background-color="#ffff00"/>
    </style:style>
    <style:style style:name="T7" style:family="text">
      <style:text-properties fo:color="#ff0000" style:font-name="Times New Roman1" fo:font-size="12pt" fo:font-weight="normal" fo:background-color="transparent" style:font-name-asian="Times New Roman1" style:font-name-complex="Times New Roman1"/>
    </style:style>
    <style:style style:name="T8" style:family="text">
      <style:text-properties fo:color="#ff0000" style:font-name="Arial" fo:font-size="11pt" fo:language="en" fo:country="US" style:letter-kerning="false" style:font-size-asian="11pt" style:font-name-complex="Arial" style:font-size-complex="11pt" style:language-complex="ar" style:country-complex="SA"/>
    </style:style>
    <style:style style:name="T9" style:family="text">
      <style:text-properties style:font-name="Wingdings" style:font-name-asian="Wingdings" style:font-name-complex="Wingdings"/>
    </style:style>
    <style:style style:name="T10" style:family="text">
      <style:text-properties fo:color="#000000" style:font-name="Arial" fo:font-size="11pt" style:letter-kerning="false" style:font-size-asian="11pt" style:font-name-complex="Arial" style:font-size-complex="11pt" style:language-complex="ar" style:country-complex="SA"/>
    </style:style>
    <style:style style:name="T11" style:family="text">
      <style:text-properties fo:color="#000000" style:font-name="Arial" fo:font-size="11pt" fo:font-weight="bold" style:letter-kerning="false" style:font-size-asian="11pt" style:font-weight-asian="bold" style:font-name-complex="Arial" style:font-size-complex="11pt" style:language-complex="ar" style:country-complex="SA" style:font-weight-complex="bold"/>
    </style:style>
    <style:style style:name="T12" style:family="text">
      <style:text-properties fo:color="#000000" style:font-name="Arial1" fo:font-size="10.5pt" fo:font-weight="bold" fo:background-color="transparent" style:font-name-asian="Arial1" style:font-name-complex="Arial1"/>
    </style:style>
    <style:style style:name="T13" style:family="text">
      <style:text-properties fo:color="#000000" style:font-name="Arial1" fo:font-size="10.5pt" fo:font-weight="bold" fo:background-color="#ffff00" style:font-name-asian="Arial1" style:font-name-complex="Arial1"/>
    </style:style>
    <style:style style:name="T14"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5"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text:display="true"/>
    </style:style>
    <style:style style:name="T16" style:family="text">
      <style:text-properties style:use-window-font-color="true" style:font-name="Times New Roman1" fo:font-size="12pt" fo:font-weight="normal" fo:background-color="transparent" style:font-name-asian="Times New Roman1" style:font-name-complex="Times New Roman1"/>
    </style:style>
    <style:style style:name="T1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11275395711" text:style-name="L1">
        <text:list-item>
          <text:p text:style-name="P13">http://link.springer.com/chapter/10.1007/3-540-27292-5_18</text:p>
        </text:list-item>
      </text:list>
      <text:p text:style-name="P1"><text:span text:style-name="Absatz-Standardschriftart"><text:span text:style-name="T3"/></text:span></text:p>
      <text:list xml:id="list819316948" text:style-name="L2">
        <text:list-item>
          <text:p text:style-name="P14"><text:a xlink:type="simple" xlink:href="http://www.fachportal-paedagogik.de/fis_bildung/suche/fis_set.html?FId=1005799&amp;mstn=34&amp;ckd=no&amp;mtz=200&amp;facets=y&amp;maxg=5&amp;suche=einfach&amp;ohneSynonyme=y&amp;feldname1=Freitext&amp;feldinhalt1=KITA+ELTERN&amp;bool1=and&amp;next=969280,971635,948700,948761,948882&amp;prev=989735,989869,989894,990057,990058&amp;nHits=215&amp;marker=1" office:target-frame-name="_top" xlink:show="replace">Erziehungs- und Bildungspartnerschaft mit Eltern. </text:a>Köln; Kronach 2012 <text:span text:style-name="Absatz-Standardschriftart"><text:span text:style-name="T3">(gedruckt; Monographie)</text:span></text:span></text:p>
          <text:p text:style-name="P14"><text:span text:style-name="Absatz-Standardschriftart"><text:span text:style-name="T5"/></text:span></text:p>
        </text:list-item>
        <text:list-item>
          <text:p text:style-name="P14">Schubert-Suffrian, Franziska; Regner, Michael<text:span text:style-name="Absatz-Standardschriftart"><text:span text:style-name="T3">: </text:span></text:span><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 office:target-frame-name="_top" xlink:show="replace"><text:span text:style-name="Absatz-Standardschriftart"><text:span text:style-name="T3">Ohne Eltern geht es nicht. Erziehungspartnerschaft mi</text:span></text:span></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 office:target-frame-name="_top" xlink:show="replace"><text:span text:style-name="Absatz-Standardschriftart"><text:span text:style-name="T3">t Eltern durch Partizipation.</text:span></text:span></text:a><text:span text:style-name="Absatz-Standardschriftart"><text:span text:style-name="T3"> 2010 (gedruckt; Zeitschriftenaufsatz). </text:span></text:span><text:span text:style-name="Absatz-Standardschriftart"><text:span text:style-name="T1">Quelle: In: </text:span></text:span><text:a xlink:type="simple" xlink:href="http://ZDB-OPAC.de/SET=6/TTL=1/CMD?ACT=SRCHA&amp;IKT=8506&amp;TRM=187569-3&amp;PRS=HOL&amp;HOLDINGS_YEAR=2010" office:target-frame-name="_top" xlink:show="replace"><text:span text:style-name="Absatz-Standardschriftart"><text:span text:style-name="T1">TPS : leben, lernen und arbeiten in der Kita</text:span></text:span></text:a><text:span text:style-name="Absatz-Standardschriftart"><text:span text:style-name="T1">, (2010) 8, S. 42-44.--&gt; </text:span></text:span><text:span text:style-name="Absatz-Standardschriftart"><text:span text:style-name="T17">ist da!</text:span></text:span></text:p>
          <text:p text:style-name="P14"><text:span text:style-name="Absatz-Standardschriftart"><text:span text:style-name="T6"/></text:span></text:p>
        </text:list-item>
        <text:list-item>
          <text:p text:style-name="P14"><text:span text:style-name="Absatz-Standardschriftart"><text:span text:style-name="T4">!!! Sabine Hebenstreit-Müller, Barbara Kühnel(Hrsg.): Integrative Familienarbeit in Kitas. (2005).</text:span></text:span> (Drei Einzelbeiträge berichten darüber, wie die pädagogische Qualität durch enge Zusammenarbeit mit den Eltern gewachsen ist. Zunächst wurde deutlich, dass eine solche Kooperation mit den Eltern zusätzliche Anforderungen an die Pädagoginnen stellt und daher kontinuierliche Weiterqualifikation erforderlich ist. Ein Vergleich der Eingewöhnung der Kinder im Kindergarten vor dem Modellprojekt mit den jetzigen Erfahrungen lässt deutlich werden, dass viele Verbesserungen erreicht werden konnten.)--&gt; <text:span text:style-name="T4">E 7200/231 bei katolischer hochschule ausgeliehen bis 14.04.</text:span></text:p>
        </text:list-item>
      </text:list>
      <table:table table:name="Tabelle2" table:style-name="Tabelle2">
        <table:table-column table:style-name="Tabelle2.A"/>
        <table:table-column table:style-name="Tabelle2.B"/>
        <table:table-row>
          <table:table-cell office:value-type="string">
            <text:p text:style-name="P9"/>
          </table:table-cell>
          <table:table-cell table:style-name="Tabelle2.B1" office:value-type="string">
            <text:p text:style-name="P11"/>
            <text:p text:style-name="P11">U3 Kinder</text:p>
          </table:table-cell>
        </table:table-row>
      </table:table>
      <text:p text:style-name="Standard">Becker-Stoll, Fabienne et al. (Hrsg.) (2010): Bildungsqualität für Kinder in den ersten drei Jahren. Berlin: Cornelsen Scriptor </text:p>
      <text:p text:style-name="Standard"/>
      <text:p text:style-name="Standard">Becker-Stoll, Fabienne/Niesel, Renate/Wertfein, Monika (2009): Handbuch Kinder in den ersten drei Lebensjahren. Freiburg: Herder </text:p>
      <table:table table:name="Tabelle1" table:style-name="Tabelle1">
        <table:table-column table:style-name="Tabelle1.A"/>
        <table:table-column table:style-name="Tabelle1.B"/>
        <table:table-row>
          <table:table-cell office:value-type="string">
            <text:p text:style-name="P9"/>
          </table:table-cell>
          <table:table-cell table:style-name="Tabelle1.B1" office:value-type="string">
            <text:p text:style-name="P10"/>
          </table:table-cell>
        </table:table-row>
      </table:table>
      <text:p text:style-name="P1"/>
      <text:list xml:id="list1609640607" text:continue-numbering="true" text:style-name="L2">
        <text:list-item>
          <text:p text:style-name="P14"><text:a xlink:type="simple" xlink:href="http://www.fachportal-paedagogik.de/fis_bildung/suche/fis_set.html?FId=635934&amp;mstn=184&amp;ckd=no&amp;mtz=200&amp;facets=y&amp;maxg=5&amp;suche=einfach&amp;ohneSynonyme=y&amp;feldname1=Freitext&amp;feldinhalt1=KITA+ELTERN&amp;bool1=and&amp;next=636015,675723,616466,625098,871905&amp;prev=684777,708201,708205,714823,662326&amp;nHits=215&amp;marker=1" office:target-frame-name="_top" xlink:show="replace">Qualitaetswerkstatt Kita. Zusammenarbeit von Kita und Familie.</text:a> Weinheim 2003 (gedruckt; Monographie) <text:span text:style-name="Absatz-Standardschriftart"><text:span text:style-name="T4"><text:s text:c="2"/>[BUCH] </text:span></text:span><text:a xlink:type="simple" xlink:href="http://www.dandelon.com/servlet/download/attachments/dandelon/ids/AT00113672.pdf" office:target-frame-name="_top" xlink:show="replace"><text:span text:style-name="Absatz-Standardschriftart">Qualitätswerkstatt Kita</text:span></text:a><text:span text:style-name="Absatz-Standardschriftart"><text:span text:style-name="T4"> !!!--&gt; ausleihen</text:span></text:span></text:p>
          <text:p text:style-name="P14"><text:span text:style-name="Absatz-Standardschriftart"><text:span text:style-name="T4"/></text:span></text:p>
        </text:list-item>
        <text:list-item>
          <text:p text:style-name="P14"><text:s/><text:a xlink:type="simple" xlink:href="http://www.ipzf.de/Erziehungspartnerschaft_Bildungspartnerschaft.html" office:target-frame-name="_top" xlink:show="replace">http://www.ipzf.de/Erziehungspartnerschaft_Bildungspartnerschaft.html</text:a></text:p>
        </text:list-item>
        <text:list-item>
          <text:p text:style-name="P14"><text:s/><text:span text:style-name="Absatz-Standardschriftart"><text:span text:style-name="T1">http://www.elternarbeit.info/zum-weiterlesen.html</text:span></text:span></text:p>
        </text:list-item>
        <text:list-item>
          <text:p text:style-name="P14"><text:s/><text:a xlink:type="simple" xlink:href="http://www.ifp.bayern.de/projekte/laufende/schnabel-bildungsauftrag.html" office:target-frame-name="_top" xlink:show="replace"><text:span text:style-name="Absatz-Standardschriftart"><text:span text:style-name="T1">http://www.ifp.bayern.de/projekte/laufende/schnabel-bildungsauftrag.html</text:span></text:span></text:a></text:p>
        </text:list-item>
        <text:list-item>
          <text:p text:style-name="P14"><text:s/><text:a xlink:type="simple" xlink:href="http://www.lja.brandenburg.de/media/lbm1.a.4413.de/kitadebatte0298.pdf" office:target-frame-name="_top" xlink:show="replace"><text:span text:style-name="Absatz-Standardschriftart"><text:span text:style-name="T1">http://www.lja.brandenburg.de/media/lbm1.a.4413.de/kitadebatte0298.pdf</text:span></text:span></text:a></text:p>
        </text:list-item>
        <text:list-item>
          <text:p text:style-name="P14"><text:span text:style-name="Absatz-Standardschriftart"><text:span text:style-name="T1"><text:s/></text:span></text:span><text:a xlink:type="simple" xlink:href="http://psydok.sulb.uni-saarland.de/volltexte/2005/519/pdf/Elternbildungrtf.pdf" office:target-frame-name="_top" xlink:show="replace"><text:span text:style-name="Absatz-Standardschriftart"><text:span text:style-name="T1">http://psydok.sulb.uni-saarland.de/volltexte/2005/519/pdf/Elternbildungrtf.pdf</text:span></text:span></text:a></text:p>
          <text:p text:style-name="P14"/>
        </text:list-item>
        <text:list-item>
          <text:p text:style-name="P16"><text:soft-page-break/><text:span text:style-name="Absatz-Standardschriftart"><text:span text:style-name="T16"><text:s/></text:span></text:span><text:a xlink:type="simple" xlink:href="http://www.elternarbeit.info/zum-weiterlesen.html"><text:span text:style-name="Absatz-Standardschriftart"><text:span text:style-name="T14">http://www.elternarbeit.info/zum-w</text:span></text:span></text:a><text:a xlink:type="simple" xlink:href="http://www.elternarbeit.info/zum-weiterlesen.html"><text:span text:style-name="Absatz-Standardschriftart"><text:span text:style-name="T15">HYPERLINK "http://www.elternarbeit.info/zum-weiterlesen.html"</text:span></text:span></text:a><text:a xlink:type="simple" xlink:href="http://www.elternarbeit.info/zum-weiterlesen.html"><text:span text:style-name="Absatz-Standardschriftart"><text:span text:style-name="T14">e</text:span></text:span></text:a><text:a xlink:type="simple" xlink:href="http://www.elternarbeit.info/zum-weiterlesen.html"><text:span text:style-name="Absatz-Standardschriftart"><text:span text:style-name="T15">HYPERLINK "http://www.elternarbeit.info/zum-weiterlesen.html"</text:span></text:span></text:a><text:a xlink:type="simple" xlink:href="http://www.elternarbeit.info/zum-weiterlesen.html"><text:span text:style-name="Absatz-Standardschriftart"><text:span text:style-name="T14">iterlesen.html</text:span></text:span></text:a><text:span text:style-name="Absatz-Standardschriftart"><text:span text:style-name="T16">--&gt;</text:span></text:span><text:span text:style-name="Absatz-Standardschriftart"><text:span text:style-name="T12"> </text:span></text:span><text:span text:style-name="Absatz-Standardschriftart"><text:span text:style-name="T13">Martin R. Textor: Elternarbeit im Kindergarten. Ziele, Formen, Methoden. Norderstedt: Books on Demand, 2., überarb. und erg. Aufl. 2013, 148 Seiten, EUR 11,90 - direkt bestellen durch</text:span></text:span></text:p>
          <text:p text:style-name="P17"><text:span text:style-name="Absatz-Standardschriftart"><text:span text:style-name="T13"/></text:span></text:p>
        </text:list-item>
        <text:list-item>
          <text:p text:style-name="P14"><text:s/>[BUCH] <text:a xlink:type="simple" xlink:href="http://books.google.de/books?hl=de&amp;lr=&amp;id=0my6c64lrXEC&amp;oi=fnd&amp;pg=PA9&amp;dq=Zusammenarbeit+von+Kindertagesstätten+mit+Eltern&amp;ots=pGWhLURUQO&amp;sig=B7Zbu6YyBsT9jVDb5qIWfIjn-XM" office:target-frame-name="_top" xlink:show="replace">Bildung-Reflexion-Partizipation: Anstöße zur Professionalisierung von Erzieherinnen und Erziehern</text:a>.--&gt; bei google books</text:p>
          <text:p text:style-name="P14"/>
        </text:list-item>
        <text:list-item>
          <text:p text:style-name="P18"><text:a xlink:type="simple" xlink:href="http://link.springer.com/chapter/10.1007/978-3-322-93685-1_8" office:target-frame-name="_top" xlink:show="replace">http://link.springer.com/chapter/10.1007/978-3-322-9368</text:a><text:bookmark-start text:name="_Hlt367203274"/><text:bookmark-start text:name="_Hlt367203273"/><text:a xlink:type="simple" xlink:href="http://link.springer.com/chapter/10.1007/978-3-322-93685-1_8" office:target-frame-name="_top" xlink:show="replace">5</text:a><text:bookmark-end text:name="_Hlt367203274"/><text:bookmark-end text:name="_Hlt367203273"/><text:a xlink:type="simple" xlink:href="http://link.springer.com/chapter/10.1007/978-3-322-93685-1_8" office:target-frame-name="_top" xlink:show="replace">-1_8</text:a> <text:s/><text:a xlink:type="simple" xlink:href="http://link.springer.com/bookseries/11437" office:target-frame-name="_top" xlink:show="replace"><text:span text:style-name="Hyperlink">Ehe und Familie im sozialen Wandel</text:span></text:a> <text:s/>Volume <text:span text:style-name="vol-info">1 </text:span><text:span text:style-name="copyright-year">1996</text:span>. „Familie und familienergänzende Infrastruktur für Kinder im Vorschulalter” (Tietze, Roßbach). Editors: Laszlo A. Vaskovics, Heike Lipinski. <text:span text:style-name="Absatz-Standardschriftart"><text:span text:style-name="T9"></text:span></text:span> bei Springer nicht kostenlos!</text:p>
        </text:list-item>
      </text:list>
      <text:p text:style-name="P1"/>
      <text:list xml:id="list139695679" text:continue-numbering="true" text:style-name="L2">
        <text:list-item>
          <text:p text:style-name="P14"><text:a xlink:type="simple" xlink:href="http://books.google.de/bookshl=de&amp;lr=&amp;id=0my6c64lrXEC&amp;oi=fnd&amp;pg=PA105&amp;dq=Zusammenarbeit+von+Kindertagesstätten+mit+Eltern&amp;ots=pGWhLUVXWM&amp;sig=CKMbVfmK6vlN8lbIhcANyxJfmII#v=onepage&amp;q=Zusammenarbeit%20von%20Kindertagesstätten%20mit%20Eltern&amp;f=false" office:target-frame-name="_top" xlink:show="replace">ht</text:a><text:a xlink:type="simple" xlink:href="http://books.google.de/bookshl=de&amp;lr=&amp;id=0my6c64lrXEC&amp;oi=fnd&amp;pg=PA105&amp;dq=Zusammenarbeit+von+Kindertagesstätten+mit+Eltern&amp;ots=pGWhLUVXWM&amp;sig=CKMbVfmK6vlN8lbIhcANyxJfmII#v=onepage&amp;q=Zusammenarbeit%20von%20Kindertagesstätten%20mit%20Eltern&amp;f=false" office:target-frame-name="_top" xlink:show="replace">t</text:a><text:a xlink:type="simple" xlink:href="http://books.google.de/bookshl=de&amp;lr=&amp;id=0my6c64lrXEC&amp;oi=fnd&amp;pg=PA105&amp;dq=Zusammenarbeit+von+Kindertagesstätten+mit+Eltern&amp;ots=pGWhLUVXWM&amp;sig=CKMbVfmK6vlN8lbIhcANyxJfmII#v=onepage&amp;q=Zusammenarbeit%20von%20Kindertagesstätten%20mit%20Eltern&amp;f=false" office:target-frame-name="_top" xlink:show="replace">p://books.google.de/bookshl=de&amp;lr=&amp;id=0my6c64lrXEC&amp;oi=fnd&amp;pg=PA105&amp;dq=Zusammenarb</text:a><text:a xlink:type="simple" xlink:href="http://books.google.de/bookshl=de&amp;lr=&amp;id=0my6c64lrXEC&amp;oi=fnd&amp;pg=PA105&amp;dq=Zusammenarbeit+von+Kindertagesstätten+mit+Eltern&amp;ots=pGWhLUVXWM&amp;sig=CKMbVfmK6vlN8lbIhcANyxJfmII#v=onepage&amp;q=Zusammenarbeit%20von%20Kindertagesstätten%20mit%20Eltern&amp;f=false" office:target-frame-name="_top" xlink:show="replace">eit+von+Kindertagesst%C3%A4tten+mit+Eltern&amp;ots=pGWhLUVXWM&amp;sig=CKMbVfmK6vlN8lbIhcANyxJfmII#v=onepage&amp;q=Zusammenarbeit%20von%20Kindertagesst%C3%A4tten%20mit%20Eltern&amp;f=false</text:a></text:p>
        </text:list-item>
      </text:list>
      <text:p text:style-name="P1"/>
      <text:list xml:id="list429585677" text:continue-numbering="true" text:style-name="L2">
        <text:list-item>
          <text:p text:style-name="P14"><text:s/>[BUCH] <text:a xlink:type="simple" xlink:href="http://books.google.de/books?hl=de&amp;lr=&amp;id=T9yzXcPiqfsC&amp;oi=fnd&amp;pg=PA1&amp;dq=Zusammenarbeit+von+Kindertagesstätten+mit+Eltern&amp;ots=UNhMxWYK0L&amp;sig=ClJCMDYUptoZcKIiT1AQ59sGOCU" office:target-frame-name="_top" xlink:show="replace">Erziehungspartnerschaft-eine Möglichkeit der </text:a><text:a xlink:type="simple" xlink:href="http://books.google.de/books?hl=de&amp;lr=&amp;id=T9yzXcPiqfsC&amp;oi=fnd&amp;pg=PA1&amp;dq=Zusammenarbeit+von+Kindertagesstätten+mit+Eltern&amp;ots=UNhMxWYK0L&amp;sig=ClJCMDYUptoZcKIiT1AQ59sGOCU" office:target-frame-name="_top" xlink:show="replace"><text:span text:style-name="Absatz-Standardschriftart"><text:span text:style-name="T1">Eltern</text:span></text:span></text:a><text:a xlink:type="simple" xlink:href="http://books.google.de/books?hl=de&amp;lr=&amp;id=T9yzXcPiqfsC&amp;oi=fnd&amp;pg=PA1&amp;dq=Zusammenarbeit+von+Kindertagesstätten+mit+Eltern&amp;ots=UNhMxWYK0L&amp;sig=ClJCMDYUptoZcKIiT1AQ59sGOCU" office:target-frame-name="_top" xlink:show="replace">-und Familienbildung in der </text:a><text:a xlink:type="simple" xlink:href="http://books.google.de/books?hl=de&amp;lr=&amp;id=T9yzXcPiqfsC&amp;oi=fnd&amp;pg=PA1&amp;dq=Zusammenarbeit+von+Kindertagesstätten+mit+Eltern&amp;ots=UNhMxWYK0L&amp;sig=ClJCMDYUptoZcKIiT1AQ59sGOCU" office:target-frame-name="_top" xlink:show="replace"><text:span text:style-name="Absatz-Standardschriftart"><text:span text:style-name="T1">Kindertagesstätte</text:span></text:span></text:a><text:span text:style-name="Absatz-Standardschriftart"><text:span text:style-name="T1">.</text:span></text:span></text:p>
        </text:list-item>
      </text:list>
      <text:p text:style-name="P1"><text:a xlink:type="simple" xlink:href="http://books.google.de/books?hl=de&amp;lr=&amp;id=T9yzXcPiqfsC&amp;oi=fnd&amp;pg=PA1&amp;dq=Zusammenarbeit+von+Kindertagesstätten+mit+Eltern&amp;ots=UNhMxWYK0L&amp;sig=ClJCMDYUptoZcKIiT1AQ59sGOCU#v=onepage&amp;q=Zusammenarbeit%20von%20Kindertagesstätten%20mit%20Eltern&amp;f=false" office:target-frame-name="_top" xlink:show="replace">http://books.google.de/books?hl=de&amp;lr=&amp;id=T9yzXcPiqfsC&amp;oi=fnd&amp;pg=PA1&amp;dq=Zusammenarbeit+von+Kindertagesst%C3%A4tten+mit+Eltern&amp;ots=UNhMxWYK0L&amp;sig=ClJCMDYUptoZcKIiT1AQ59sGOCU#v=onep</text:a><text:a xlink:type="simple" xlink:href="http://books.google.de/books?hl=de&amp;lr=&amp;id=T9yzXcPiqfsC&amp;oi=fnd&amp;pg=PA1&amp;dq=Zusammenarbeit+von+Kindertagesstätten+mit+Eltern&amp;ots=UNhMxWYK0L&amp;sig=ClJCMDYUptoZcKIiT1AQ59sGOCU#v=onepage&amp;q=Zusammenarbeit%20von%20Kindertagesstätten%20mit%20Eltern&amp;f=false" office:target-frame-name="_top" xlink:show="replace">age&amp;q=Zusammenarbeit%20von%20Kindertagesst%C3%A4tten%20mit%20Eltern&amp;f=false</text:a></text:p>
      <text:p text:style-name="P2"><text:span text:style-name="Absatz-Standardschriftart"><text:span text:style-name="T8"/></text:span></text:p>
      <text:p text:style-name="P2"/>
      <text:p text:style-name="P2">Reichert-Garschhammer, Eva (2009): Dialog auf Augenhöhe. Von der traditionellen</text:p>
      <text:p text:style-name="P2">„Elternarbeit“ zur modernen „Bildungspartnerschaft mit Eltern“ – ein Wechsel zur echten</text:p>
      <text:p text:style-name="P2">Kooperation mit Eltern in Kindertageseinrichtungen und Schulen. In: Kinderzeit, Nr.</text:p>
      <text:p text:style-name="P1"><text:span text:style-name="Absatz-Standardschriftart"><text:span text:style-name="T10">2/2009, S. 14-19.--&gt; bei HU nachschauen-&gt;vermisst! FU</text:span></text:span></text:p>
      <text:p text:style-name="P1"><text:span text:style-name="Absatz-Standardschriftart"><text:span text:style-name="T10"/></text:span></text:p>
      <text:p text:style-name="P1"><text:span text:style-name="Absatz-Standardschriftart"><text:span text:style-name="T10">Buch: </text:span></text:span><text:a xlink:type="simple" xlink:href="http://www.socialnet.de/rezensionen/5384.php"><text:span text:style-name="Absatz-Standardschriftart">http://www.socialnet.de/rezensionen/5384.php</text:span></text:a></text:p>
      <text:p text:style-name="P7"/>
      <text:p text:style-name="P3"><text:span text:style-name="Absatz-Standardschriftart"><text:span text:style-name="T7">unbedingt ausleihen!!! Fröhlich-Gildhoff et al. (2006). Gemeinsam auf dem Weg. Eltern und Erzieherinnen gestalten Erziehungspartnerschaft. In: Kindergarten heute 10/2006, S. 6-15.</text:span></text:span></text:p>
      <text:p text:style-name="P8"><text:span text:style-name="Strong_20_Emphasis"/></text:p>
      <text:p text:style-name="P8"><text:span text:style-name="Absatz-Standardschriftart"><text:span text:style-name="Strong_20_Emphasis">Anders, Y</text:span></text:span><text:span text:style-name="Absatz-Standardschriftart">. &amp; Roßbach, H.-G. (2013). Blick in die frühkindliche Bildungsforschung in Deutschland. </text:span><text:soft-page-break/><text:span text:style-name="Absatz-Standardschriftart">In: Stamm, M. &amp; Edelmann, D. (Hrsg.). </text:span><text:span text:style-name="Absatz-Standardschriftart"><text:span text:style-name="Emphasis">Handbuch Frühkindliche Bildungsforschung, </text:span></text:span><text:span text:style-name="Absatz-Standardschriftart">pp 183-195. Wiesbaden: Springer Fachmedien. </text:span><text:a xlink:type="simple" xlink:href="http://dx.doi.org/10.1007/978-3-531-19066-2_13"><text:span text:style-name="Absatz-Standardschriftart">http://dx.doi.org/10.1007/978-3-531-19066-2_13</text:span></text:a></text:p>
      <text:p text:style-name="P1"><text:span text:style-name="Absatz-Standardschriftart"><text:span text:style-name="Strong_20_Emphasis">Anders, Y.</text:span></text:span><text:span text:style-name="Absatz-Standardschriftart"> (in Druck). Wie differenziert urteilen Lehrkräfte? Einblicke in Resultate der empirischen Bildungsforschung. In: Fischer, A., Hößle, C,. Jahnke-Klein, S., Kiper, H., Komorek, M., Michaelis, J., Niesel, V. &amp; Sjuts, J. (Hrsg.). </text:span><text:span text:style-name="Absatz-Standardschriftart"><text:span text:style-name="Emphasis">Diagnostik für lernwirksamen Unterricht.</text:span></text:span><text:span text:style-name="Absatz-Standardschriftart"> Baltmannsweiler: Schneider Verlag Hohengehren.</text:span></text:p>
      <text:p text:style-name="P1"><text:span text:style-name="Absatz-Standardschriftart"><text:span text:style-name="T10"/></text:span></text:p>
      <text:p text:style-name="P1"><text:span text:style-name="Absatz-Standardschriftart"><text:span text:style-name="T11">Zufriedenheit:</text:span></text:span></text:p>
      <text:list xml:id="list110239358" text:style-name="L3">
        <text:list-item>
          <text:p text:style-name="P15">http://www.stmas.bayern.de/kinderbetreuung/bep/partnerschaft.php </text:p>
        </text:list-item>
        <text:list-item>
          <text:p text:style-name="P15">http://www.diplom.de/Elternarbeit/11102.html</text:p>
        </text:list-item>
        <text:list-item>
          <text:p text:style-name="P15">http://www.nifbe.de/component/search/?searchword=Elternarbeit&amp;ordering=newest&amp;searchphrase=all&amp;limit=100&amp;areas[0]=themensammlung</text:p>
        </text:list-item>
      </text:list>
      <text:p text:style-name="P4"/>
      <text:p text:style-name="P6">Aus dem Buch ausdrucken: S. 13-15, 16-24--&gt;done, 190-196, 232-243 man kann dieses kapite auf kita übertragen, 244-254, 360-364; 391-395; 486-498; 550-553;--&gt; done</text:p>
      <text:p text:style-name="P6">Masterarbeit ausdrucken!--&gt; done</text:p>
      <text:p text:style-name="P6">Mein Entwurf ausdrucken!</text:p>
      <text:p text:style-name="P6">Im Buch Fröhlich-Gildhoff bronfenbrenner-modell nachschauen! Und Literatur zum Zusammenarbeit mit Familien!</text:p>
      <text:p text:style-name="P5"/>
      <text:p text:style-name="P4"/>
      <text:p text:style-name="P4"/>
      <text:p text:style-name="P4">Stange/Henschel/Krüger/Schmitt (Hrsg.): Erziehungs- und Bildungspartnerschaften – <text:span text:style-name="T2">Praxisbuch</text:span> Elternarbeit als Netzwerkaufgabe, Wiesbaden 2012 .--&gt; für die Praxis interessant, wenn es zeit gibt, nachschau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enabsatz"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vol-info" style:family="text" style:parent-style-name="Absatz-Standardschriftart"/>
    <style:style style:name="copyright-year" style:family="text" style:parent-style-name="Absatz-Standardschriftart"/>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fo:font-weight="normal" style:font-name-asian="OpenSymbol" style:font-weight-asian="norma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3-09-11T13:08:00Z</meta:creation-date>
    <dc:date>2014-05-14T12:51:18</dc:date>
    <meta:editing-cycles>34</meta:editing-cycles>
    <meta:editing-duration>P1DT4M</meta:editing-duration>
    <meta:document-statistic meta:table-count="2" meta:image-count="0" meta:object-count="0" meta:page-count="3" meta:paragraph-count="36" meta:word-count="486" meta:character-count="5128" meta:non-whitespace-character-count="4691"/>
    <meta:template xlink:type="simple" xlink:actuate="onRequest" xlink:title="" xlink:href="Normal.dotm"/>
  </office:meta>
</office:document-meta>
</file>